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ybookby.com' is an online bookstore. It required a database to store details about Authors and their Books, Categories those books belong to, Details about the Customers and the Orders they have placed, Customer's feedback and Log in details for Customers and site Administrators as well.</text:p>
      <text:p text:style-name="P1"/>
      <text:p text:style-name="P1">The Authors are described with an Author ID (aID), name and their email(if it exists). The Books are described with Book ID (bID), Price, ISBN, Title and quantity available. Also, it is needed to store a link to a sample image of each book in the database for previewing on the website. It is possible to have multiple books written by the same author as well as multiple authors to write the same book. Also, a valid author must be there for each book in the database, although authors may exist without having a book written by them in the database.</text:p>
      <text:p text:style-name="P1">Each book should belong to a Category, where Categories are a set of fixed values, each identified by a unique Category ID(catID). </text:p>
      <text:p text:style-name="P1">The Customers are uniquely identified using a Customer ID (cID). The details about a customer's Full name and contact details, such as email, telephone number and mailing address should also be stored.</text:p>
      <text:p text:style-name="P1">Further, the designers of the website have determined that the customer email is to be used as the unique username when logging into the online bookstore. Therefore, a password field is also needed to be stored along with the unique email of each Customer.</text:p>
      <text:p text:style-name="P1">A Customer can place many Orders for many Books. Details about each Order should be stored in the database, where each Order is identified with a unique Order number (o_num) and is described with total quantity, placing date, total price and payment method. For each Order by a Customer, the quantity of each book ordered must be stored separately.</text:p>
      <text:p text:style-name="P1">Also, the Customer should be able to provide feedback. For this purpose, each feedback should be separately identified using a Feedback ID (FID). The site administrators must also be able to identify which customer provided a particular feedback.</text:p>
      <text:p text:style-name="P1">The Log in details of each Administrator (Admin_ID, name, password) should also be stored in the database. However, these details are highly private and should not be open to others by any me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shan Jayasinghearachchi</meta:initial-creator>
    <meta:creation-date>2014-09-24T06:56:13</meta:creation-date>
    <dc:date>2014-09-24T07:41:39.34</dc:date>
    <dc:creator>Vishan Jayasinghearachchi</dc:creator>
    <meta:editing-duration>PT45M6S</meta:editing-duration>
    <meta:editing-cycles>50</meta:editing-cycles>
    <meta:generator>OpenOffice/4.1.0$Win32 OpenOffice.org_project/410m18$Build-9764</meta:generator>
    <meta:document-statistic meta:table-count="0" meta:image-count="0" meta:object-count="0" meta:page-count="1" meta:paragraph-count="8" meta:word-count="374" meta:character-count="2219"/>
  </office:meta>
</office:document-meta>
</file>